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Trebuchet MS" svg:font-family="'Trebuchet MS', Arial, Tahoma"/>
    <style:font-face style:name="Trebuchet MS1" svg:font-family="'Trebuchet MS', 'Times New Roman'"/>
    <style:font-face style:name="arial" svg:font-family="arial"/>
    <style:font-face style:name="sans-serif" svg:font-family="sans-serif"/>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000000" style:language-asian="es" style:country-asian="AR" style:font-name-complex="Calibri"/>
    </style:style>
    <style:style style:name="P3" style:family="paragraph" style:parent-style-name="Standard">
      <style:paragraph-properties fo:text-align="justify" style:justify-single-word="false"/>
    </style:style>
    <style:style style:name="P4" style:family="paragraph" style:parent-style-name="Standard" style:list-style-name="WWNum1">
      <style:paragraph-properties fo:text-align="justify" style:justify-single-word="false" fo:orphans="2" fo:widows="2"/>
    </style:style>
    <style:style style:name="P5" style:family="paragraph" style:parent-style-name="Standard" style:list-style-name="WWNum1"/>
    <style:style style:name="P6" style:family="paragraph" style:parent-style-name="Standard" style:list-style-name="L3"/>
    <style:style style:name="P7" style:family="paragraph" style:parent-style-name="Standard" style:list-style-name="WWNum1">
      <style:paragraph-properties fo:margin-left="0cm" fo:margin-right="0cm" fo:text-indent="0cm" style:auto-text-indent="false">
        <style:tab-stops/>
      </style:paragraph-properties>
    </style:style>
    <style:style style:name="P8" style:family="paragraph" style:parent-style-name="Standard">
      <style:paragraph-properties fo:margin-left="0cm" fo:margin-right="0cm" style:line-height-at-least="0.503cm" fo:orphans="2" fo:widows="2" fo:text-indent="0cm" style:auto-text-indent="false"/>
    </style:style>
    <style:style style:name="P9" style:family="paragraph" style:parent-style-name="Standard" style:list-style-name="WWNum1">
      <style:paragraph-properties fo:margin-left="0cm" fo:margin-right="0cm" fo:text-indent="0cm" style:auto-text-indent="false" style:writing-mode="lr-tb">
        <style:tab-stops/>
      </style:paragraph-properties>
    </style:style>
    <style:style style:name="P10" style:family="paragraph" style:parent-style-name="Standard">
      <style:paragraph-properties style:writing-mode="lr-tb"/>
    </style:style>
    <style:style style:name="P11" style:family="paragraph" style:parent-style-name="Standard" style:list-style-name="WWNum1">
      <style:paragraph-properties fo:margin-left="0.026cm" fo:margin-right="0cm" fo:text-indent="0cm" style:auto-text-indent="false">
        <style:tab-stops/>
      </style:paragraph-properties>
    </style:style>
    <style:style style:name="P12" style:family="paragraph" style:parent-style-name="Text_20_body" style:list-style-name="L2">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13" style:family="paragraph" style:parent-style-name="Text_20_body" style:list-style-name="L4">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14" style:family="paragraph" style:parent-style-name="Text_20_body" style:list-style-name="L2">
      <style:paragraph-properties fo:margin-top="0cm" fo:margin-bottom="0cm" style:line-height-at-least="0.503cm" fo:orphans="2" fo:widows="2" fo:padding="0cm" fo:border="none"/>
    </style:style>
    <style:style style:name="P15" style:family="paragraph" style:parent-style-name="Text_20_body">
      <style:paragraph-properties fo:margin-top="0cm" fo:margin-bottom="0cm" style:line-height-at-least="0.503cm" fo:orphans="2" fo:widows="2" fo:padding="0cm" fo:border="none" style:writing-mode="lr-tb"/>
    </style:style>
    <style:style style:name="P16" style:family="paragraph" style:parent-style-name="Text_20_body" style:list-style-name="L4">
      <style:paragraph-properties fo:margin-top="0cm" fo:margin-bottom="0cm" style:line-height-at-least="0.503cm" fo:orphans="2" fo:widows="2" fo:padding="0cm" fo:border="none" style:writing-mode="lr-tb"/>
    </style:style>
    <style:style style:name="P17"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normal"/>
    </style:style>
    <style:style style:name="P18" style:family="paragraph" style:parent-style-name="Text_20_body">
      <style:paragraph-properties fo:margin-left="0cm" fo:margin-right="0cm" style:line-height-at-least="0.503cm" fo:orphans="2" fo:widows="2" fo:text-indent="0cm" style:auto-text-indent="false"/>
    </style:style>
    <style:style style:name="P19" style:family="paragraph" style:parent-style-name="Text_20_body" style:list-style-name="L2">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sans-serif" fo:font-size="9.75pt" fo:letter-spacing="normal" fo:font-style="normal" fo:font-weight="normal"/>
    </style:style>
    <style:style style:name="P20" style:family="paragraph" style:parent-style-name="Text_20_body" style:list-style-name="L2">
      <style:paragraph-properties fo:margin-left="0cm" fo:margin-right="0cm" fo:margin-top="0cm" fo:margin-bottom="0cm" style:line-height-at-least="0.503cm" fo:orphans="2" fo:widows="2" fo:text-indent="0cm" style:auto-text-indent="false" fo:padding="0cm" fo:border="none"/>
    </style:style>
    <style:style style:name="P21" style:family="paragraph" style:parent-style-name="Text_20_body" style:list-style-name="L2">
      <style:paragraph-properties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22" style:family="paragraph" style:parent-style-name="Heading_20_2" style:list-style-name="WWNum1">
      <style:paragraph-properties fo:text-align="justify" style:justify-single-word="false"/>
      <style:text-properties style:language-asian="es" style:country-asian="AR"/>
    </style:style>
    <style:style style:name="P23" style:family="paragraph" style:parent-style-name="Title" style:list-style-name="WWNum1"/>
    <style:style style:name="T1" style:family="text">
      <style:text-properties fo:color="#000000" style:language-asian="es" style:country-asian="AR" style:font-name-complex="Calibri"/>
    </style:style>
    <style:style style:name="T2" style:family="text">
      <style:text-properties style:language-asian="es" style:country-asian="AR"/>
    </style:style>
    <style:style style:name="T3" style:family="text">
      <style:text-properties fo:color="#548dd4" style:language-asian="es" style:country-asian="AR" style:font-name-complex="Calibri"/>
    </style:style>
    <style:style style:name="T4" style:family="text">
      <style:text-properties style:text-underline-style="none" style:language-asian="es" style:country-asian="AR"/>
    </style:style>
    <style:style style:name="T5" style:family="text">
      <style:text-properties fo:font-weight="bold" style:language-asian="es" style:country-asian="AR" style:font-weight-asian="bold" style:font-weight-complex="bold"/>
    </style:style>
    <style:style style:name="T6" style:family="text">
      <style:text-properties fo:font-variant="normal" fo:text-transform="none" fo:color="#000000" style:font-name="Trebuchet MS" fo:font-size="9.75pt" fo:letter-spacing="normal" fo:font-style="normal" style:text-underline-style="solid" style:text-underline-width="auto" style:text-underline-color="font-color" fo:font-weight="normal"/>
    </style:style>
    <style:style style:name="T7" style:family="text">
      <style:text-properties fo:font-variant="normal" fo:text-transform="none" fo:color="#000000" style:font-name="Trebuchet MS" fo:font-size="9.75pt" fo:letter-spacing="normal" fo:font-style="normal" style:text-underline-style="solid" style:text-underline-width="auto" style:text-underline-color="font-color" fo:font-weight="normal" style:language-asian="es" style:country-asian="AR"/>
    </style:style>
    <style:style style:name="T8" style:family="text">
      <style:text-properties fo:font-variant="normal" fo:text-transform="none" fo:color="#000000" style:font-name="sans-serif" fo:font-size="9.75pt" fo:letter-spacing="normal" fo:font-style="normal" fo:font-weight="normal"/>
    </style:style>
    <style:style style:name="T9" style:family="text">
      <style:text-properties fo:font-variant="normal" fo:text-transform="none" fo:color="#000000" style:font-name="sans-serif" fo:font-size="9.75pt" fo:letter-spacing="normal" fo:font-style="normal" fo:font-weight="bold"/>
    </style:style>
    <style:style style:name="T10" style:family="text">
      <style:text-properties fo:font-variant="normal" fo:text-transform="none" fo:color="#000000" style:font-name="sans-serif" fo:font-size="9.75pt" fo:letter-spacing="normal" fo:font-style="normal" fo:font-weight="bold" style:font-weight-asian="bold" style:font-weight-complex="bold"/>
    </style:style>
    <style:style style:name="T11" style:family="text">
      <style:text-properties fo:font-variant="normal" fo:text-transform="none" fo:color="#000000" style:font-name="sans-serif" fo:font-size="9.75pt" fo:letter-spacing="normal" fo:font-style="italic" fo:font-weight="normal"/>
    </style:style>
    <style:style style:name="T12" style:family="text">
      <style:text-properties fo:font-variant="normal" fo:text-transform="none" fo:color="#000000" style:font-name="sans-serif" fo:font-size="12.75pt" fo:letter-spacing="normal" fo:font-style="normal" fo:font-weight="bold"/>
    </style:style>
    <style:style style:name="T13" style:family="text">
      <style:text-properties fo:font-variant="normal" fo:text-transform="none" fo:color="#000000" style:font-name="arial" fo:font-size="12.75pt" fo:letter-spacing="normal" fo:font-style="normal" fo:font-weight="bold"/>
    </style:style>
    <style:style style:name="T14" style:family="text">
      <style:text-properties fo:font-variant="normal" fo:text-transform="none" fo:color="#333333" style:font-name="Trebuchet MS" fo:font-size="9.75pt" fo:letter-spacing="normal" fo:font-style="normal" fo:font-weight="normal"/>
    </style:style>
    <style:style style:name="T15" style:family="text">
      <style:text-properties fo:font-variant="normal" fo:text-transform="none" fo:color="#333333" style:font-name="Trebuchet MS" fo:font-size="9.75pt" fo:letter-spacing="normal" fo:font-style="normal" fo:font-weight="normal" style:language-asian="es" style:country-asian="AR"/>
    </style:style>
    <style:style style:name="T16" style:family="text">
      <style:text-properties fo:font-variant="normal" fo:text-transform="none" fo:color="#0645ad" style:text-line-through-style="none" style:font-name="sans-serif" fo:font-size="9.75pt" fo:letter-spacing="normal" fo:font-style="normal" style:text-underline-style="none" fo:font-weight="normal" style:text-blinking="false"/>
    </style:style>
    <style:style style:name="T17" style:family="text">
      <style:text-properties fo:font-variant="normal" fo:text-transform="none" fo:color="#0645ad" style:text-line-through-style="none" style:font-name="sans-serif" fo:font-size="9.75pt" fo:letter-spacing="normal" fo:font-style="italic" style:text-underline-style="none" fo:font-weight="normal" style:text-blinking="false"/>
    </style:style>
    <style:style style:name="T18" style:family="text">
      <style:text-properties fo:font-style="normal" style:language-asian="es" style:country-asian="AR" style:font-style-asian="normal" style:font-style-complex="normal"/>
    </style:style>
    <style:style style:name="T19" style:family="text">
      <style:text-properties fo:font-style="normal" style:text-underline-style="none" style:language-asian="es" style:country-asian="AR" style:font-style-asian="normal" style:font-style-complex="normal"/>
    </style:style>
    <style:style style:name="T20" style:family="text">
      <style:text-properties fo:font-style="italic"/>
    </style:style>
    <style:style style:name="T21" style:family="text">
      <style:text-properties fo:font-style="italic" style:language-asian="es" style:country-asian="AR" style:font-style-asian="italic" style:font-style-complex="italic"/>
    </style:style>
    <style:style style:name="T22" style:family="text">
      <style:text-properties fo:font-style="italic" fo:font-weight="bold" style:language-asian="es" style:country-asian="AR" style:font-style-asian="italic" style:font-weight-asian="bold" style:font-style-complex="italic" style:font-weight-complex="bold"/>
    </style:style>
    <style:style style:name="T23" style:family="text">
      <style:text-properties style:use-window-font-color="true" fo:font-style="normal" style:text-underline-style="none" style:language-asian="es" style:country-asian="AR" style:font-style-asian="normal" style:font-style-complex="normal"/>
    </style:style>
    <style:style style:name="T24" style:family="text">
      <style:text-properties style:use-window-font-color="true" fo:font-style="normal" style:text-underline-style="none" fo:background-color="transparent" style:language-asian="es" style:country-asian="AR" style:font-style-asian="normal" style:font-style-complex="normal"/>
    </style:style>
    <style:style style:name="T25" style:family="text">
      <style:text-properties style:use-window-font-color="true" style:text-underline-style="none" style:language-asian="es" style:country-asian="AR"/>
    </style:style>
    <style:style style:name="T26" style:family="text">
      <style:text-properties style:use-window-font-color="true" style:text-underline-style="none" fo:font-weight="bold" style:language-asian="es" style:country-asian="AR" style:font-weight-asian="bold" style:font-weight-complex="bold"/>
    </style:style>
    <style:style style:name="T27" style:family="text">
      <style:text-properties style:use-window-font-color="true" style:text-underline-style="none" fo:font-weight="normal" style:language-asian="es" style:country-asian="AR" style:font-weight-asian="normal" style:font-weight-complex="normal"/>
    </style:style>
    <style:style style:name="T28" style:family="text">
      <style:text-properties style:use-window-font-color="true" style:text-underline-style="solid" style:text-underline-width="auto" style:text-underline-color="font-color" fo:font-weight="bold" style:language-asian="es" style:country-asian="AR" style:font-weight-asian="bold" style:font-weight-complex="bol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apply-filter="true" form:control-implementation="ooo:com.sun.star.form.component.Form" office:target-frame="_top" xlink:href="http://www.google.com/custom"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483048" text:style-name="WWNum1">
        <text:list-item>
          <text:list>
            <text:list-item>
              <text:p text:style-name="P23">Pricing</text:p>
            </text:list-item>
          </text:list>
        </text:list-item>
      </text:list>
      <text:h text:style-name="Heading_20_1" text:outline-level="1">Introducción</text:h>
      <text:list xml:id="list35711233" text:continue-numbering="true" text:style-name="WWNum1">
        <text:list-item>
          <text:p text:style-name="P11">Aún hoy en día, muchas empresas se siguen guiando por la popularmente conocida "cuenta de almacenero" para la toma de sus decisiones de precios. Este enfoque deja un enorme valor sobre la mesa que el análisis de Pricing intenta capturar.</text:p>
          <text:list>
            <text:list-item>
              <text:p text:style-name="P4"><text:span text:style-name="T15"/></text:p>
            </text:list-item>
            <text:list-item>
              <text:p text:style-name="P9"><text:span text:style-name="T2">En la actualidad, prácticamente todos los empresarios o ejecutivos tienen la expresión "crear valor" entre sus frases preferidas. Sin embargo, la creación de valor no garantiza por sí misma resultados positivos para la empresa. De hecho, sobran ejemplos de compañías cuyos productos y servicios creaban valor para sus clientes y, sin embargo, han terminado en la </text:span><text:a xlink:type="simple" xlink:href="http://www.materiabiz.com/mbz/empresaysociedad/nota.vsp?nid=27164"><text:span text:style-name="T24">ruina</text:span></text:a><text:span text:style-name="T2">. La razón que podemos encontrar para tal destino es simple: fallaron en la </text:span><text:span text:style-name="T22">captura</text:span><text:span text:style-name="T2"> de valor.<text:line-break/></text:span></text:p>
            </text:list-item>
            <text:list-item>
              <text:p text:style-name="P9"><text:span text:style-name="T2">Estas organizaciones realizaron un excelente trabajo al momento de la creación de valor, pero cuando tuvieron que cosechar, capturar ese valor, utilizaron una desvencijada máquina cosechadora que no les permitió recoger todos los frutos de su trabajo. La clave para no cometer el mismo error, consiste en poner a punto la principal "cosechadora" de valor de la empresa: el Pricing.</text:span></text:p>
            </text:list-item>
            <text:list-item>
              <text:p text:style-name="P9"><text:span text:style-name="T2"><text:line-break/>La aplicación de modernos conceptos y herramientas en la toma de </text:span><text:a xlink:type="simple" xlink:href="http://www.materiabiz.com/mbz/estrategiaymarketing/nota.vsp?nid=25769"><text:span text:style-name="T27">decisiones de precios</text:span></text:a><text:span text:style-name="T25">, </text:span><text:span text:style-name="T2">permite capturar un valor muy superior al enfoque tradicional basado en los costos y la aplicación de un cierto "mark-up" de rentabilidad deseada.<text:line-break/></text:span></text:p>
            </text:list-item>
            <text:list-item>
              <text:p text:style-name="P9"><text:span text:style-name="T2">Resulta sorprendente entonces, que tantas empresas se encuentren obsesionadas por reducir costos y ganar participación en el mercado, mientras descuidan su política de precios.</text:span></text:p>
            </text:list-item>
          </text:list>
        </text:list-item>
      </text:list>
      <text:h text:style-name="Heading_20_1" text:outline-level="1"><text:span text:style-name="T2">Elementos y disciplinas del Pricing</text:span></text:h>
      <text:h text:style-name="Heading_20_2" text:outline-level="2"><text:span text:style-name="T2">El Pricing como función organizacional</text:span></text:h>
      <text:list xml:id="list35710405" text:continue-numbering="true" text:style-name="WWNum1">
        <text:list-item>
          <text:list>
            <text:list-item>
              <text:p text:style-name="P7"><text:span text:style-name="T2">Así como existen las áreas de Ventas, Marketing o Compras, aquellas organizaciones que han comprendido la importancia de profesionalizar la captura el valor, están comenzando a destinar recursos especializados a las decisiones de precios, inclusive, muchas empresas ya han optado por crear la figura del CPO (Chief Pricing Officer).</text:span></text:p>
            </text:list-item>
          </text:list>
        </text:list-item>
      </text:list>
      <text:h text:style-name="Heading_20_2" text:outline-level="2"><text:span text:style-name="T2">Micro-análisis de transacciones</text:span></text:h>
      <text:list xml:id="list35709928" text:continue-numbering="true" text:style-name="WWNum1">
        <text:list-item>
          <text:list>
            <text:list-item>
              <text:p text:style-name="P5"><text:span text:style-name="T2">En general, el precio facturado es diferente del precio efectivamente cobrado (o precio de bolsillo)</text:span></text:p>
            </text:list-item>
            <text:list-item>
              <text:p text:style-name="P5"><text:span text:style-name="T2">que recibe la empresa. Descuentos financieros, promocionales, por garantías, transporte, o plazos de</text:span></text:p>
            </text:list-item>
            <text:list-item>
              <text:p text:style-name="P5"><text:span text:style-name="T2">pago especiales son, entre otros, responsables de la diferencia. En este marco, el uso de</text:span></text:p>
            </text:list-item>
            <text:list-item>
              <text:p text:style-name="P5"><text:span text:style-name="T2">herramientas para analizar la fijación de precios micro-analíticamente (es decir, transacción por</text:span></text:p>
            </text:list-item>
            <text:list-item>
              <text:p text:style-name="P5"><text:span text:style-name="T2">transacción) permite detectar oportunidades que suelen ser pasadas por alto por los análisis </text:span></text:p>
            </text:list-item>
            <text:list-item>
              <text:p text:style-name="P5"><text:span text:style-name="T2">convencionales.</text:span></text:p>
            </text:list-item>
          </text:list>
        </text:list-item>
      </text:list>
      <text:h text:style-name="Heading_20_2" text:outline-level="2"><text:span text:style-name="T2">Segmentación de precios</text:span></text:h>
      <text:list xml:id="list35703149" text:continue-numbering="true" text:style-name="WWNum1">
        <text:list-item>
          <text:list>
            <text:list-item>
              <text:p text:style-name="P5"><text:span text:style-name="T2">Los clientes no son todos iguales. Así, mediante un cuidadoso análisis y herramientas adecuadas, es </text:span></text:p>
            </text:list-item>
            <text:list-item>
              <text:p text:style-name="P5"><text:span text:style-name="T2">posible ajustar selectivamente los precios para capturar una mayor porción del valor creado en cada </text:span></text:p>
            </text:list-item>
            <text:list-item>
              <text:p text:style-name="P5"><text:span text:style-name="T2">uno de los segmentos que integran el mercado objetivo de la empresa.</text:span></text:p>
            </text:list-item>
          </text:list>
        </text:list-item>
      </text:list>
      <text:h text:style-name="Heading_20_2" text:outline-level="2"><text:span text:style-name="T2">Precios dinámicos (o Revenue Management)</text:span></text:h>
      <text:list xml:id="list35717527" text:continue-numbering="true" text:style-name="WWNum1">
        <text:list-item>
          <text:list>
            <text:list-item>
              <text:p text:style-name="P5"><text:span text:style-name="T2">En algunos mercados, la oferta y la demanda fluctúan significativamente en el tiempo.</text:span></text:p>
            </text:list-item>
            <text:list-item>
              <text:p text:style-name="P5"><text:span text:style-name="T2">Adoptar un enfoque de fijación de precios que se ajuste a estas fluctuaciones puede resultar</text:span></text:p>
            </text:list-item>
            <text:list-item>
              <text:p text:style-name="P5"><text:span text:style-name="T2">extremadamente rentable, particularmente para empresas que venden servicios, o productos</text:span></text:p>
            </text:list-item>
            <text:list-item>
              <text:p text:style-name="P5"><text:soft-page-break/><text:span text:style-name="T2">perecederos (pasajes de avión, habitaciones de hoteles, etc.) o sujetos a modas o temporadas </text:span></text:p>
            </text:list-item>
            <text:list-item>
              <text:p text:style-name="P5"><text:span text:style-name="T2">(prendas de vestir).</text:span></text:p>
            </text:list-item>
            <text:list-item>
              <text:p text:style-name="P5"><text:span text:style-name="T2">Precisamente, existen modelos matemáticos y softwares de última generación para optimizar la</text:span></text:p>
            </text:list-item>
            <text:list-item>
              <text:p text:style-name="P5"><text:span text:style-name="T2">política de precios en estos mercados.<text:line-break/></text:span></text:p>
            </text:list-item>
          </text:list>
        </text:list-item>
      </text:list>
      <text:h text:style-name="Heading_20_1" text:outline-level="1">¿Qué debe lograr un precio?</text:h>
      <text:p text:style-name="P17">Una correcta estrategia de Pricing, debe lograr tres puntos principales:</text:p>
      <text:list xml:id="list33198104" text:style-name="L4">
        <text:list-item>
          <text:p text:style-name="P13">alacenzar los objetivos financieros de la empresa (por ejemplo, la ganancia);</text:p>
        </text:list-item>
        <text:list-item>
          <text:p text:style-name="P13">adaptarse a la realidad del mercado (¿Existirán clientes que adquieran el servicio por ese precio?f</text:p>
        </text:list-item>
        <text:list-item>
          <text:p text:style-name="P16"><text:span text:style-name="T8">matener el posiscionamiento del producto y ser consistente con las demás variables que entran en juego en el mercado, como la calidad del producto, el tipo de canal de distribución elegido o el tipo de promociones utilizado.</text:span></text:p>
        </text:list-item>
      </text:list>
      <text:p text:style-name="P15"><text:span text:style-name="T16"/></text:p>
      <text:p text:style-name="P18"><text:span text:style-name="T8">Desde la óptica del vendedor, un </text:span><text:span text:style-name="T10">precio eficiente</text:span><text:span text:style-name="T8"> es tal que se encuentra lo más cercano posible al máximo que los clientes están dispuestos a pagar. Una buena estrategia de pricing, será aquella que pueda balancear el precio de piso (aquel por debajo del cual la empresa obtendrá pérdidas) y el precio de techo (aquel por encima del cual la empresa se enfrentará a la falta de demanda).</text:span></text:p>
      <text:h text:style-name="Heading_20_1" text:outline-level="1">Terminología</text:h>
      <text:p text:style-name="Text_20_body">Citamos algunos de los términos específicos relativos a Pricing.</text:p>
      <text:h text:style-name="Heading_20_2" text:outline-level="2"><text:bookmark text:name="Effective_price"/>Precio Efectivo (Effective Price)</text:h>
      <text:p text:style-name="Text_20_body">El precio efectivo es el precio que la compañía recibe una vez aplicados los descuentos, promociones y otras rebajas.</text:p>
      <text:h text:style-name="Heading_20_2" text:outline-level="2">Precio de Línea (Line Pricing)</text:h>
      <text:p text:style-name="Standard">Se conoce como precio de linea al uso de un número limitado de precios para todos los productos que ofrece un vendedor. La lógica yace en considerar las cantidades como alcanzables por un rango de público muy grande. Tiene como ventaja la simpleza para administrar la linea de productos pero por otro lado, como desventaja notamos que es poco flexible, en particular en tiempos de inflación o precios inestables.</text:p>
      <text:h text:style-name="Heading_20_2" text:outline-level="2">Loss Leader (Artículo de "gancho", artículo de promoción)</text:h>
      <text:p text:style-name="Standard">Se denomina "de gancho" cuando un artículo es valuado por debajo de su margen real de operación. Lo que lógicamente deriva en una pérdida para la empresa, tiene como resultado deseado el atraer a los clientes quienes eventualmente consumirán otros productos de la empresa cuyo margen es mayor y realmente rentable.</text:p>
      <text:h text:style-name="Heading_20_2" text:outline-level="2">Promotional Pricing (Precio Promocional)</text:h>
      <text:p text:style-name="Standard">Refiere a un momento particular de la venta, en la cual el precio es determinante para la insersión del producto en el mercado.</text:p>
      <text:h text:style-name="Heading_20_2" text:outline-level="2"><text:bookmark text:name="Price.2Fquality_relationship"/>Price/Quality relationship (Relación Precio/Calidad)</text:h>
      <text:p text:style-name="P10">Refiere a la percecpción de un gran porcentaje de clientes, según la cual un alto precio está asociado a una alta calidad. Esta percepción se vuelve determinante en aquellos casos en los cuales el producto es complejo y comprobar su utilidad se torna dificultoso. Categoría en la cual califican la mayoría de los servicios, los cuales no pueden ser probados sin ser usados. Mientras existan más incertezas que rodeen al producto, es mayor la dependencia que tienen los clientes en la hipótesis precio/calidad y por ende están dispuestos conciente o inconcientemente a pagar un precio más alto. </text:p>
      <text:h text:style-name="Heading_20_2" text:outline-level="2"><text:soft-page-break/>Premium Pricing (Precio Premium)</text:h>
      <text:p text:style-name="Standard">El precio premium también conocido como precio de prestigio, es la estrategia de tasar los productos siempre en su máximo valor o cercano a él. Se utiliza para reforzar la imagen de un producto como lujoso o de alta gama. Los consumidores se inclinarán hacia este tipo de productos por tres razones principalmente:</text:p>
      <text:list xml:id="list32611557" text:style-name="L3">
        <text:list-item>
          <text:p text:style-name="P6">Asumen el alto precio como un idicador de calidad;</text:p>
        </text:list-item>
        <text:list-item>
          <text:p text:style-name="P6">Socialmente se considera exitoso y con cierto status, a quien posea este tipo de artículos;</text:p>
        </text:list-item>
        <text:list-item>
          <text:p text:style-name="P6">Dependen de un óptimo funcionamiento, no pueden permitirse fallas dado que el costo es demasiado alto.</text:p>
        </text:list-item>
      </text:list>
      <text:h text:style-name="Heading_20_2" text:outline-level="2"><text:bookmark text:name="Demand-based_pricing"/>Demand-based pricing (Precio basado en la demanda)</text:h>
      <text:p text:style-name="Text_20_body">Sistema en el cual se considera la demanda del usuario como elemento central del cálculo del precio.</text:p>
      <text:h text:style-name="Heading_20_2" text:outline-level="2">Multidimensional pricing (Precio multidimensional)</text:h>
      <text:p text:style-name="P8"><text:span text:style-name="T8">Se utilizan múltiples valores para definir el valor de un producto, obtenidos de distintos enfoques según se mire el producto. Estudios de mercado han demostrador que esta práctica representa una influencia significativa en los consumidores y en su habilidad para comprender y procesar la variación de los precios.</text:span></text:p>
      <text:h text:style-name="Heading_20_1" text:outline-level="1">Nuestra visión</text:h>
      <text:list xml:id="list35702173" text:continue-list="list35717527" text:style-name="WWNum1">
        <text:list-item>
          <text:list>
            <text:list-item>
              <text:h text:style-name="P22" text:outline-level="2">Modalidades</text:h>
            </text:list-item>
          </text:list>
        </text:list-item>
      </text:list>
      <text:p text:style-name="P2">Ofrecemos a nuestros clientes dos caminos a través de los cuales obtener la información que requiren. Por un lado presentamos un sistema mediante el cual se genera una relación a largo plazo, donde el cliente forma parte activa del proceso de realimentación y se encuentra en contacto frecuente con nuestros representantes. Por otro lado, el sistema individual permite a cualquier persona conectarse a nuestra web y solicitar información de manera particular si generar ésto ningún tipo de relación con la empresa.</text:p>
      <text:p text:style-name="P2">A continuación, extendemos los conceptos que mencionamos en el párrafo anterior.</text:p>
      <text:h text:style-name="Heading_20_3" text:outline-level="3">Clientes permanentes</text:h>
      <text:p text:style-name="Text_20_body">Existen tres modalidades mediante las cuales los clientes podrán establecer una relación permanente con la empresa y contar en todo momento con la información que requieran.</text:p>
      <text:p text:style-name="P2">Manejaremos un sistema de licencias en el que cada empresa poseerá en principio un usuario y contraseña con el cual ingresarán en nuestro sistema en forma simultánea desde una cantidad máxima de equipos a fijar al momento del contrato.</text:p>
      <text:h text:style-name="Heading_20_4" text:outline-level="4"><text:span text:style-name="Heading_20_3_20_Char">Consultas ilimitadas</text:span></text:h>
      <text:p text:style-name="P1"><text:span text:style-name="T1">Mediante el pago de una tarifa fija, se podrán realizar cuantas consultas se requieran, en el momento que el cliente lo necesite, sin derivar posteriormente en costos adicionales en su factura final.</text:span></text:p>
      <text:h text:style-name="Heading_20_4" text:outline-level="4"><text:span text:style-name="Heading_20_3_20_Char">Consultas fijas</text:span></text:h>
      <text:p text:style-name="P1"><text:span text:style-name="T1">Se contará con una tarifa base y una cantidad de consultas prefijadas. Superada esa cantidad, las demás consultas deberán ser abonadas como adicionales en la factura final.</text:span></text:p>
      <text:h text:style-name="Heading_20_4" text:outline-level="4"><text:span text:style-name="Heading_20_3_20_Char">Modalidad mixta</text:span></text:h>
      <text:p text:style-name="P1"><text:span text:style-name="T1">El cliente podrá realizar la cantidad de consultas que necesite y las mismas serán abonadas en forma individual, con costos menores a aquellos aplicables a clientes de única vez que no posean contrato permanente.</text:span></text:p>
      <text:h text:style-name="Heading_20_3" text:outline-level="3"><text:soft-page-break/><text:span text:style-name="T1">Particulares</text:span></text:h>
      <text:p text:style-name="P1"><text:span text:style-name="T1">Contamos también con una modalidad pública en la cual un individuo, que no sea parte de nuestra cartera fija de clientes, podrá realizar una consulta puntual única, abonando una tarifa que se adecuará al nivel de personalización que quiera aplicar a su consulta y posterior análisis.</text:span></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Trebuchet MS" svg:font-family="'Trebuchet MS', Arial, Tahoma"/>
    <style:font-face style:name="Trebuchet MS1" svg:font-family="'Trebuchet MS', 'Times New Roman'"/>
    <style:font-face style:name="arial" svg:font-family="arial"/>
    <style:font-face style:name="sans-serif" svg:font-family="sans-serif"/>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Times New Roman1"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Heading_20_3_20_Char" style:display-name="Heading 3 Char" style:family="text" style:parent-style-name="Default_20_Paragraph_20_Font">
      <style:text-properties fo:color="#4f81bd" style:font-name="Cambria" fo:font-weight="bold" style:font-name-asian="Times New Roman1" style:font-weight-asian="bold" style:font-name-complex="Times New Roman1"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H26M2S</meta:editing-duration>
    <meta:editing-cycles>14</meta:editing-cycles>
    <meta:generator>LibreOffice/3.3$Win32 LibreOffice_project/330m19$Build-6</meta:generator>
    <dc:date>2011-05-03T15:57:45.65</dc:date>
    <meta:document-statistic meta:table-count="0" meta:image-count="0" meta:object-count="0" meta:page-count="4" meta:paragraph-count="71" meta:word-count="1417" meta:character-count="9106"/>
    <meta:user-defined meta:name="Info 1"/>
    <meta:user-defined meta:name="Info 2"/>
    <meta:user-defined meta:name="Info 3"/>
    <meta:user-defined meta:name="Info 4"/>
  </office:meta>
</office:document-meta>
</file>